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lines about ransom could use more editing, but if the audio-sync might get fixed then this will be awkwar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6:22:04.3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21T17:12:35.597000000</dc:date>
    <meta:editing-duration>P1DT23H48M12S</meta:editing-duration>
    <meta:editing-cycles>93</meta:editing-cycles>
    <meta:document-statistic meta:table-count="1" meta:cell-count="385" meta:object-count="0"/>
  </office:meta>
</office:document-meta>
</file>